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dicin̤ especial de unas de las obras ms̀ emblemt̀icas de la literatura de aventuras. Narra las aventuras del joven Robinson Crusoe, un nùfrago inglš que pasa 28 aǫs en una remota isla tropical, donde a pesar de las muchas dificultades, logra sobrevivir. Publicada en 1719, las Aventuras de Robinson Crusoe es un alegato a favor de las potencialidades del ser humano: su afǹ de superacin̤ y su necesidad de hermanamiento con sus semejant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7:01:02.152000000</dc:date>
    <meta:editing-duration>PT14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73" meta:character-count="436" meta:non-whitespace-character-count="363"/>
  </office:meta>
</office:document-meta>
</file>